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a5c7" officeooo:paragraph-rsid="00033034"/>
    </style:style>
    <style:style style:name="P2" style:family="paragraph" style:parent-style-name="Text_20_body">
      <style:text-properties officeooo:rsid="00079359" officeooo:paragraph-rsid="00079359"/>
    </style:style>
    <style:style style:name="P3" style:family="paragraph" style:parent-style-name="Text_20_body">
      <style:text-properties officeooo:rsid="000c00c7" officeooo:paragraph-rsid="000c00c7"/>
    </style:style>
    <style:style style:name="P4" style:family="paragraph" style:parent-style-name="Text_20_body">
      <style:text-properties officeooo:rsid="00138b36" officeooo:paragraph-rsid="00138b36"/>
    </style:style>
    <style:style style:name="P5" style:family="paragraph" style:parent-style-name="Text_20_body" style:list-style-name="L1">
      <style:text-properties officeooo:rsid="00138b36" officeooo:paragraph-rsid="00138b36"/>
    </style:style>
    <style:style style:name="P6" style:family="paragraph" style:parent-style-name="Text_20_body" style:list-style-name="L1">
      <style:text-properties officeooo:paragraph-rsid="00138b36"/>
    </style:style>
    <style:style style:name="P7" style:family="paragraph" style:parent-style-name="Text_20_body">
      <style:text-properties officeooo:rsid="0013cc1c" officeooo:paragraph-rsid="0013cc1c"/>
    </style:style>
    <style:style style:name="P8" style:family="paragraph" style:parent-style-name="Text_20_body">
      <style:text-properties officeooo:rsid="0017fbfc" officeooo:paragraph-rsid="001d1097"/>
    </style:style>
    <style:style style:name="P9" style:family="paragraph" style:parent-style-name="Text_20_body">
      <style:text-properties officeooo:rsid="001a0e06" officeooo:paragraph-rsid="001a0e06"/>
    </style:style>
    <style:style style:name="P10" style:family="paragraph" style:parent-style-name="Text_20_body">
      <style:text-properties officeooo:rsid="001f0f39" officeooo:paragraph-rsid="001f0f39"/>
    </style:style>
    <style:style style:name="T1" style:family="text">
      <style:text-properties officeooo:rsid="00033034"/>
    </style:style>
    <style:style style:name="T2" style:family="text">
      <style:text-properties officeooo:rsid="000a45ef"/>
    </style:style>
    <style:style style:name="T3" style:family="text">
      <style:text-properties officeooo:rsid="000d9964"/>
    </style:style>
    <style:style style:name="T4" style:family="text">
      <style:text-properties officeooo:rsid="000f4560"/>
    </style:style>
    <style:style style:name="T5" style:family="text">
      <style:text-properties fo:font-style="normal" style:font-style-asian="normal" style:font-style-complex="normal"/>
    </style:style>
    <style:style style:name="T6" style:family="text">
      <style:text-properties fo:font-style="normal" officeooo:rsid="00138b36" style:font-style-asian="normal" style:font-style-complex="normal"/>
    </style:style>
    <style:style style:name="T7" style:family="text">
      <style:text-properties fo:font-style="normal" officeooo:rsid="0014cba0" style:font-style-asian="normal" style:font-style-complex="normal"/>
    </style:style>
    <style:style style:name="T8" style:family="text">
      <style:text-properties fo:font-style="normal" officeooo:rsid="0015b0e2" style:font-style-asian="normal" style:font-style-complex="normal"/>
    </style:style>
    <style:style style:name="T9" style:family="text">
      <style:text-properties fo:font-style="normal" officeooo:rsid="00160806" style:font-style-asian="normal" style:font-style-complex="normal"/>
    </style:style>
    <style:style style:name="T10" style:family="text">
      <style:text-properties fo:font-style="normal" officeooo:rsid="00167006" style:font-style-asian="normal" style:font-style-complex="normal"/>
    </style:style>
    <style:style style:name="T11" style:family="text">
      <style:text-properties fo:font-style="normal" officeooo:rsid="001897dc" style:font-style-asian="normal" style:font-style-complex="normal"/>
    </style:style>
    <style:style style:name="T12" style:family="text">
      <style:text-properties fo:font-style="normal" officeooo:rsid="001b27aa" style:font-style-asian="normal" style:font-style-complex="normal"/>
    </style:style>
    <style:style style:name="T13" style:family="text">
      <style:text-properties fo:font-style="normal" officeooo:rsid="001d1097" style:font-style-asian="normal" style:font-style-complex="normal"/>
    </style:style>
    <style:style style:name="T14" style:family="text">
      <style:text-properties fo:font-style="normal" officeooo:rsid="001f0f39" style:font-style-asian="normal" style:font-style-complex="normal"/>
    </style:style>
    <style:style style:name="T15" style:family="text">
      <style:text-properties fo:font-style="normal" officeooo:rsid="002077a6"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1897dc" style:font-style-asian="italic" style:font-style-complex="italic"/>
    </style:style>
    <style:style style:name="T18" style:family="text">
      <style:text-properties fo:font-style="italic" officeooo:rsid="001d1097"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stème multi-agents appliqué à la simulation de gestion de planning logiciel</text:p>
      <text:h text:style-name="Heading_20_1" text:outline-level="1">Introduction</text:h>
      <text:p text:style-name="P1">La gestion de projet est une tâche complexe. Plusieurs paramètres entre en compte tels que les facteurs humain, et matériel. <text:span text:style-name="T1">Des outils de simulation permettent d'aider les prises de décision concernant les allocation de ressources au projet. Toutefois, des incertitudes découlent de l'apparition d'événements aléatoires possibles. Ainsi la projection des réalisations, et leurs délais exactes ne représente pas un résultat réaliste.</text:span></text:p>
      <text:p text:style-name="P2">Une application de simulation doit pouvoir aider à la mise en place du planning d'avancement de projet. Cette application doit reproduire les incertitudes sur les tâches à réaliser, et leurs durées. <text:span text:style-name="T2">Qui plus est, un gestionnaire de projet doit prendre en compte les modifications des délais des tâches pour adapter les allocations de ressources.</text:span></text:p>
      <text:p text:style-name="P3">L'objectif ici, est de proposer une technique de simulation de planning dans l'environnement du développement logiciel. <text:span text:style-name="T3">Cette technique repose sur la mise en place d'un système multi-agents, offrant une intelligence artificielle (I.A) dans la simulation.</text:span></text:p>
      <text:h text:style-name="Heading_20_1" text:outline-level="1">Exemple</text:h>
      <text:h text:style-name="Heading_20_1" text:outline-level="1"><text:span text:style-name="T4">Système multi-agents</text:span></text:h>
      <text:p text:style-name="Text_20_body">En informatique, un système multi-agents (SMA) est un système composé d'un ensemble d'agents, situés dans un certain environnement et interagissant selon certaines relations. Un agent est une entité caractérisée par le fait qu'elle est, au moins partiellement,autonome. Ce peut être un processus, un robot, un être humain, etc.</text:p>
      <text:p text:style-name="P4">Y. Demazeau, en 1997, propose une mnémonique pour représenter les systèmes multi-agents intitulée <text:span text:style-name="T16">« Voyelles » :</text:span></text:p>
      <text:list xml:id="list881270184606862985" text:style-name="L1">
        <text:list-item>
          <text:p text:style-name="P6"><text:span text:style-name="T6">(A)gents : qui sont-ils ?</text:span></text:p>
        </text:list-item>
        <text:list-item>
          <text:p text:style-name="P5"><text:span text:style-name="T5">(E)nvironnement : comment est-il construit ?</text:span></text:p>
        </text:list-item>
        <text:list-item>
          <text:p text:style-name="P5"><text:span text:style-name="T5">(I)nteractions : qui peut faire quoi ?</text:span></text:p>
        </text:list-item>
        <text:list-item>
          <text:p text:style-name="P5"><text:span text:style-name="T5">(O)rganisation : modèle social, modèle de communication ?</text:span></text:p>
        </text:list-item>
        <text:list-item>
          <text:p text:style-name="P5"><text:span text:style-name="T5">(U)tilisateur : quelle est notre place en tant qu'utilisateur de l'outil de simulation ?</text:span></text:p>
        </text:list-item>
      </text:list>
      <text:h text:style-name="Heading_20_1" text:outline-level="1"><text:soft-page-break/>Modèle</text:h>
      <text:p text:style-name="P7">Dans la simulation, un agent est un développeur. Cet agent est attribué à une tâche. De plus, il dispose d'une capacité de travail, appelée <text:span text:style-name="T16">WorkUnit. </text:span><text:span text:style-name="T5">Cette unité permet d'unifier la mesure temporelle au cœur de notre simulation est correspond à un tour dans l'avancement. Cela est comparable à la valeur </text:span><text:span text:style-name="T16">one-man-week </text:span><text:span text:style-name="T5">répandue en planification logicielle. Chaque développeur allouer à une tâche dispose</text:span><text:span text:style-name="T7">ra</text:span><text:span text:style-name="T5"> d'un capacité de 1 </text:span><text:span text:style-name="T16">WorkUnit. </text:span><text:span text:style-name="T5">En revanche lorsqu'il est alloué à une nouvelle tâche, cette capacité est divisée par deux, pendant un tour. </text:span><text:span text:style-name="T8">Ceci modèl</text:span><text:span text:style-name="T9">ise</text:span><text:span text:style-name="T8">, le temps d'adaptation, </text:span><text:span text:style-name="T10">ou apprentissage </text:span><text:span text:style-name="T8">nécessaire à un développeur pour travailler sur une nouvelle implémentation.</text:span></text:p>
      <text:p text:style-name="P8"><text:span text:style-name="T8">U</text:span><text:span text:style-name="T5">ne tâche, représente une itération dans l'avancement du projet. Un projet est une série hiérarchique de tâches, mises à la suite des autres, ou en parallèle. </text:span><text:span text:style-name="T11">Ainsi une tâche se caractérise par un ensemble d'agents </text:span><text:span text:style-name="T17">développeur</text:span><text:span text:style-name="T11"> qui lui sont attribués. De plus, elle dispose d'une valeur de </text:span><text:span text:style-name="T17">WorkUnits </text:span><text:span text:style-name="T11">nécessaire</text:span><text:span text:style-name="T14">s</text:span><text:span text:style-name="T11"> à son aboutissement. </text:span><text:span text:style-name="T13">Une tâche nécessitant trois </text:span><text:span text:style-name="T18">WorkUnits </text:span><text:span text:style-name="T13">de travail, auquel on alloue un seul développeur sera réalisée au terme de trois itérations. Si toutefois, trois développeurs sont alloués à la tâche elle aboutira au bout d'un seul tour.</text:span></text:p>
      <text:p text:style-name="P9"><text:span text:style-name="T11">E</text:span><text:span text:style-name="T5">nvirronement</text:span></text:p>
      <text:p text:style-name="P10"><text:span text:style-name="T5">Valeurs entières : </text:span><text:span text:style-name="T15">WorksUnits (aleatoire, ajout de mili ± WorksUnits chaque itération)</text:span></text:p>
      <text:p text:style-name="P9"><text:span text:style-name="T5">Déf tour(itér) → allocation hiring, ajustement délais des tâches </text:span><text:span text:style-name="T12">(aléatoires)</text:span></text:p>
      <text:h text:style-name="Heading_20_1" text:outline-level="1">Implémentation</text:h>
      <text:h text:style-name="Heading_20_1" text:outline-level="1">Résultats</text:h>
      <text:h text:style-name="Heading_20_1" text:outline-level="1">Validation</text:h>
      <text:h text:style-name="Heading_20_1"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4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enguer Pierre-philippe</meta:initial-creator>
    <meta:creation-date>2015-02-03T11:11:47.972296007</meta:creation-date>
    <dc:date>2015-02-03T12:32:26.991181729</dc:date>
    <dc:creator>Berenguer Pierre-philippe</dc:creator>
    <meta:editing-duration>PT1H20M26S</meta:editing-duration>
    <meta:editing-cycles>29</meta:editing-cycles>
    <meta:generator>LibreOffice/4.3.3.2$Linux_x86 LibreOffice_project/430m0$Build-2</meta:generator>
    <meta:document-statistic meta:table-count="0" meta:image-count="0" meta:object-count="0" meta:page-count="2" meta:paragraph-count="24" meta:word-count="493" meta:character-count="3299" meta:non-whitespace-character-count="2835"/>
  </office:meta>
</office:document-meta>
</file>